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o1" style:family="table-column">
      <style:table-column-properties fo:break-before="auto" style:column-width="1.24354166666667cm"/>
    </style:style>
    <style:style style:name="ro1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style:vertical-pos="middl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0" draw:style-name="a3" draw:name="TextBox 1" svg:x="0.19792in" svg:y="0.32292in" svg:width="2.28125in" svg:height="0.50944in">
              <draw:text-box>
                <text:p text:style-name="a2" text:class-names="" text:cond-style-name=""><draw:frame draw:style-name="a0" text:anchor-type="as-char" svg:x="1173.24278in" svg:y="0in" svg:width="2.12368in" svg:height="0.48903in" style:rel-width="scale" style:rel-height="scale"><draw:object xlink:href="Object 1/" xlink:type="simple" xlink:show="embed" xlink:actuate="onLoad"/></draw:frame><text:span text:style-name="a1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7" draw:name="TextBox 2" svg:x="0.35417in" svg:y="0.32292in" svg:width="1.73958in" svg:height="0.50944in">
              <draw:text-box>
                <text:p text:style-name="a6" text:class-names="" text:cond-style-name=""><draw:frame draw:style-name="a4" text:anchor-type="as-char" svg:x="1173.39854in" svg:y="0in" svg:width="1.81222in" svg:height="0.48903in" style:rel-width="scale" style:rel-height="scale"><draw:object xlink:href="Object 2/" xlink:type="simple" xlink:show="embed" xlink:actuate="onLoad"/></draw:frame><text:span text:style-name="a5" text:class-names=""/></text:p>
              </draw:text-box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Vor Event</text:p>
          </table:table-cell>
          <table:table-cell table:number-columns-repeated="5" table:style-name="ce1"/>
          <table:table-cell office:value-type="string" table:style-name="ce1">
            <text:p>Nach Event</text:p>
          </table:table-cell>
          <table:table-cell table:number-columns-repeated="5" table:style-name="ce1"/>
          <table:table-cell office:value-type="string" table:style-name="ce1">
            <text:p>Audio Video Event Beschreibung</text:p>
          </table:table-cell>
          <table:table-cell table:number-columns-repeated="16360" table:style-name="ce1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table:number-columns-repeated="3" table:style-name="ce1"/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table:number-columns-repeated="3" table:style-name="ce1"/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style-name="ce3"/>
          <table:table-cell office:value-type="string" table:style-name="ce1">
            <text:p>v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3"/>
          <table:table-cell office:value-type="string" table:style-name="ce1">
            <text:p>v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3"/>
          <table:table-cell office:value-type="string" table:style-name="ce1">
            <text:p>v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style-name="ce3"/>
          <table:table-cell office:value-type="string" table:style-name="ce1">
            <text:p>v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3"/>
          <table:table-cell office:value-type="string" table:style-name="ce1">
            <text:p>v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1"/>
          <table:table-cell table:style-name="ce3"/>
          <table:table-cell office:value-type="string" table:style-name="ce1">
            <text:p>v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style-name="ce3"/>
          <table:table-cell office:value-type="string" table:style-name="ce1">
            <text:p>v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3"/>
          <table:table-cell office:value-type="string" table:style-name="ce1">
            <text:p>v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3"/>
          <table:table-cell office:value-type="string" table:style-name="ce1">
            <text:p>v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Vor Event</text:p>
          </table:table-cell>
          <table:table-cell table:number-columns-repeated="5" table:style-name="ce1"/>
          <table:table-cell office:value-type="string" table:style-name="ce1">
            <text:p>Nach Event</text:p>
          </table:table-cell>
          <table:table-cell table:number-columns-repeated="5" table:style-name="ce1"/>
          <table:table-cell office:value-type="string" table:style-name="ce1">
            <text:p>Audio Video Event Beschreibung</text:p>
          </table:table-cell>
          <table:table-cell table:number-columns-repeated="16360" table:style-name="ce1"/>
        </table:table-row>
        <table:table-row table:style-name="ro1">
          <table:table-cell table:number-columns-repeated="8"/>
          <table:table-cell table:number-columns-repeated="2" table:style-name="ce1"/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table:number-columns-repeated="3" table:style-name="ce1"/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table:number-columns-repeated="3" table:style-name="ce1"/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style-name="ce1"/>
          <table:table-cell office:value-type="string" table:style-name="ce1">
            <text:p>v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3"/>
          <table:table-cell office:value-type="string" table:style-name="ce1">
            <text:p>v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1"/>
          <table:table-cell table:style-name="ce3"/>
          <table:table-cell office:value-type="string" table:style-name="ce1">
            <text:p>v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style-name="ce1"/>
          <table:table-cell office:value-type="string" table:style-name="ce1">
            <text:p>v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table:style-name="ce1"/>
          <table:table-cell table:style-name="ce3"/>
          <table:table-cell office:value-type="string" table:style-name="ce1">
            <text:p>v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4">
            <text:p>4</text:p>
          </table:table-cell>
          <table:table-cell table:style-name="ce1"/>
          <table:table-cell table:style-name="ce3"/>
          <table:table-cell office:value-type="string" table:style-name="ce1">
            <text:p>v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style-name="ce1"/>
          <table:table-cell office:value-type="string" table:style-name="ce1">
            <text:p>v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3"/>
          <table:table-cell office:value-type="string" table:style-name="ce1">
            <text:p>v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4">
            <text:p>6</text:p>
          </table:table-cell>
          <table:table-cell table:style-name="ce1"/>
          <table:table-cell table:style-name="ce3"/>
          <table:table-cell office:value-type="string" table:style-name="ce1">
            <text:p>v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4">
            <text:p>6</text:p>
          </table:table-cell>
          <table:table-cell table:number-columns-repeated="1635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Manuel</meta:initial-creator>
    <dc:creator>Manuel</dc:creator>
    <meta:creation-date>2018-06-29T19:22:11Z</meta:creation-date>
    <dc:date>2018-06-29T20:18:16Z</dc:date>
  </office:meta>
</office:document-meta>
</file>

<file path=Object 1/content.xml><?xml version="1.0" encoding="utf-8"?>
<mml:math xmlns:mml="http://www.w3.org/1998/Math/MathML" display="block">
  <mml:msup>
    <mml:mrow>
      <mml:mi>A</mml:mi>
      <mml:mi>V</mml:mi>
      <mml:mi>C</mml:mi>
    </mml:mrow>
    <mml:mrow>
      <mml:msubsup>
        <mml:mrow>
          <mml:mo fence="false">(</mml:mo>
          <mml:mi>t</mml:mi>
        </mml:mrow>
        <mml:mrow>
          <mml:mi>i</mml:mi>
          <mml:mi>n</mml:mi>
          <mml:mi>i</mml:mi>
          <mml:mi>t</mml:mi>
        </mml:mrow>
        <mml:mrow>
          <mml:mi>A</mml:mi>
          <mml:mi>V</mml:mi>
        </mml:mrow>
      </mml:msubsup>
      <mml:mfenced>
        <mml:mi>k</mml:mi>
      </mml:mfenced>
      <mml:mo>−</mml:mo>
      <mml:mn>1</mml:mn>
      <mml:mo fence="false">)</mml:mo>
    </mml:mrow>
  </mml:msup>
</mml:math>
</file>

<file path=Object 2/content.xml><?xml version="1.0" encoding="utf-8"?>
<mml:math xmlns:mml="http://www.w3.org/1998/Math/MathML" display="block">
  <mml:msup>
    <mml:mrow>
      <mml:mi>A</mml:mi>
      <mml:mi>V</mml:mi>
      <mml:mi>C</mml:mi>
    </mml:mrow>
    <mml:mrow>
      <mml:msubsup>
        <mml:mrow>
          <mml:mo fence="false">(</mml:mo>
          <mml:mi>t</mml:mi>
        </mml:mrow>
        <mml:mrow>
          <mml:mi>e</mml:mi>
          <mml:mi>n</mml:mi>
          <mml:mi>d</mml:mi>
        </mml:mrow>
        <mml:mrow>
          <mml:mi>A</mml:mi>
          <mml:mi>V</mml:mi>
        </mml:mrow>
      </mml:msubsup>
      <mml:mo fence="false">(</mml:mo>
      <mml:mi>k</mml:mi>
      <mml:mo fence="false">)</mml:mo>
      <mml:mo fence="false">)</mml:mo>
    </mml:mrow>
  </mml:msup>
</mml:math>
</file>